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11.037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<text:span text:style-name="T1">B</text:span>eobachtun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pan text:style-name="T1">Z</text:span>ug (z: Prüfung basierend auf dem Stein, vor der Generierung; *: Filterung Züge unterschiedlich implementiert wie Validierung der Beobachtung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pan text:style-name="T1">S</text:span>chlagzu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chach<text:span text:style-name="T1">G</text:span>ebo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nstrumentiert durch</text:p>
          </table:table-cell>
          <table:table-cell office:value-type="string">
            <text:p>prüft</text:p>
          </table:table-cell>
          <table:table-cell office:value-type="string">
            <text:p>betrifft</text:p>
          </table:table-cell>
          <table:table-cell/>
          <table:table-cell office:value-type="string">
            <text:p>aufgerufen durch</text:p>
          </table:table-cell>
          <table:table-cell office:value-type="string">
            <text:p>Phase</text:p>
          </table:table-cell>
          <table:table-cell office:value-type="string">
            <text:p>prüf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geometry</text:p>
          </table:table-cell>
          <table:table-cell table:style-name="ce1" office:value-type="string">
            <text:p>Koeko(alle Varianten)</text:p>
          </table:table-cell>
          <table:table-cell office:value-type="string">
            <text:p>Schlagzug: besteht nachher Kontakt?</text:p>
          </table:table-cell>
          <table:table-cell office:value-type="string">
            <text:p>BZSG</text:p>
          </table:table-cell>
          <table:table-cell/>
          <table:table-cell office:value-type="string">
            <text:p>Madrasi</text:p>
          </table:table-cell>
          <table:table-cell office:value-type="string">
            <text:p>Generierung</text:p>
          </table:table-cell>
          <table:table-cell office:value-type="string">
            <text:p>wird ziehender Stein von gleichschrittigem beobachtet?</text:p>
          </table:table-cell>
          <table:table-cell/>
        </table:table-row>
        <table:table-row table:style-name="ro2">
          <table:table-cell/>
          <table:table-cell office:value-type="string">
            <text:p>Mono/Bichrome</text:p>
          </table:table-cell>
          <table:table-cell office:value-type="string">
            <text:p>ist Beobachtung mono/bichrom?</text:p>
          </table:table-cell>
          <table:table-cell office:value-type="string">
            <text:p>BZSG</text:p>
          </table:table-cell>
          <table:table-cell/>
          <table:table-cell office:value-type="string">
            <text:p>Madrasi</text:p>
          </table:table-cell>
          <table:table-cell office:value-type="string">
            <text:p>Validierung Beobachtung</text:p>
          </table:table-cell>
          <table:table-cell office:value-type="string">
            <text:p>wird beobachtender Stein von gleichschrittigem beobachtet?</text:p>
          </table:table-cell>
          <table:table-cell/>
        </table:table-row>
        <table:table-row table:style-name="ro2">
          <table:table-cell/>
          <table:table-cell office:value-type="string">
            <text:p>Randzüger</text:p>
          </table:table-cell>
          <table:table-cell office:value-type="string">
            <text:p>geht Beobachtung an den Rand?</text:p>
          </table:table-cell>
          <table:table-cell office:value-type="string">
            <text:p>BZSG</text:p>
          </table:table-cell>
          <table:table-cell/>
          <table:table-cell office:value-type="string">
            <text:p>Eiffel</text:p>
          </table:table-cell>
          <table:table-cell office:value-type="string">
            <text:p>Generierung</text:p>
          </table:table-cell>
          <table:table-cell office:value-type="string">
            <text:p>wird ziehender Stein von eiffelschem beobachtet?</text:p>
          </table:table-cell>
          <table:table-cell/>
        </table:table-row>
        <table:table-row table:style-name="ro2">
          <table:table-cell/>
          <table:table-cell office:value-type="string">
            <text:p>Gitterschach</text:p>
          </table:table-cell>
          <table:table-cell office:value-type="string">
            <text:p>überschreitet Beobachtung Giitterlinie?</text:p>
          </table:table-cell>
          <table:table-cell office:value-type="string">
            <text:p>BZSG</text:p>
          </table:table-cell>
          <table:table-cell/>
          <table:table-cell office:value-type="string">
            <text:p>Eiffel</text:p>
          </table:table-cell>
          <table:table-cell office:value-type="string">
            <text:p>Validierung Beobachtung</text:p>
          </table:table-cell>
          <table:table-cell office:value-type="string">
            <text:p>wird beobachtender Stein von eiffelschem beobachtet?</text:p>
          </table:table-cell>
          <table:table-cell/>
        </table:table-row>
        <table:table-row table:style-name="ro2">
          <table:table-cell/>
          <table:table-cell table:style-name="ce1" office:value-type="string">
            <text:p>Jigger</text:p>
          </table:table-cell>
          <table:table-cell office:value-type="string">
            <text:p>Schlagzug: besteht nachher Kontakt?</text:p>
          </table:table-cell>
          <table:table-cell office:value-type="string">
            <text:p>BZSG</text:p>
          </table:table-cell>
          <table:table-cell/>
          <table:table-cell office:value-type="string">
            <text:p>Paralysing</text:p>
          </table:table-cell>
          <table:table-cell office:value-type="string">
            <text:p>Generierung</text:p>
          </table:table-cell>
          <table:table-cell office:value-type="string">
            <text:p>wird ziehender Stein von paralysierendem beobachtet?</text:p>
          </table:table-cell>
          <table:table-cell/>
        </table:table-row>
        <table:table-row table:style-name="ro2">
          <table:table-cell/>
          <table:table-cell office:value-type="string">
            <text:p>Imitator</text:p>
          </table:table-cell>
          <table:table-cell office:value-type="string">
            <text:p>stimmt Geometrie?</text:p>
          </table:table-cell>
          <table:table-cell office:value-type="string">
            <text:p>BZ*SG</text:p>
          </table:table-cell>
          <table:table-cell/>
          <table:table-cell office:value-type="string">
            <text:p>Paralysing</text:p>
          </table:table-cell>
          <table:table-cell office:value-type="string">
            <text:p>Validierung Beobachtung</text:p>
          </table:table-cell>
          <table:table-cell office:value-type="string">
            <text:p>wird beobachtender Stein von paralysierendem beobachte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Woozles/Heffalumps</text:p>
          </table:table-cell>
          <table:table-cell office:value-type="string">
            <text:p>Generierung</text:p>
          </table:table-cell>
          <table:table-cell office:value-type="string">
            <text:p>beobachten ziehender Stein und ein anderer sich gegenseitig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Woozles/Heffalumps</text:p>
          </table:table-cell>
          <table:table-cell office:value-type="string">
            <text:p>Validierung Beobachtung</text:p>
          </table:table-cell>
          <table:table-cell office:value-type="string">
            <text:p>beobachten beobachtender Stein und ein anderer sich gegenseitig?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+observ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+observati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+check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observer</text:p>
          </table:table-cell>
          <table:table-cell office:value-type="string">
            <text:p>Eiffel</text:p>
          </table:table-cell>
          <table:table-cell office:value-type="string">
            <text:p>ist Beobachter paralysiert?</text:p>
          </table:table-cell>
          <table:table-cell office:value-type="string">
            <text:p>BzSG</text:p>
          </table:table-cell>
          <table:table-cell/>
          <table:table-cell office:value-type="string">
            <text:p>Beamten</text:p>
          </table:table-cell>
          <table:table-cell office:value-type="string">
            <text:p>Generierung</text:p>
          </table:table-cell>
          <table:table-cell office:value-type="string">
            <text:p>wird ziehender Beamter beobachtet?</text:p>
          </table:table-cell>
          <table:table-cell/>
        </table:table-row>
        <table:table-row table:style-name="ro2">
          <table:table-cell/>
          <table:table-cell office:value-type="string">
            <text:p>Madrasi</text:p>
          </table:table-cell>
          <table:table-cell office:value-type="string">
            <text:p>ist Beobachter paralysiert?</text:p>
          </table:table-cell>
          <table:table-cell office:value-type="string">
            <text:p>BzSG</text:p>
          </table:table-cell>
          <table:table-cell/>
          <table:table-cell office:value-type="string">
            <text:p>Beamten</text:p>
          </table:table-cell>
          <table:table-cell office:value-type="string">
            <text:p>Validierung Beobachter</text:p>
          </table:table-cell>
          <table:table-cell office:value-type="string">
            <text:p>wird beobachtender Beamter beobachtet?</text:p>
          </table:table-cell>
          <table:table-cell/>
        </table:table-row>
        <table:table-row table:style-name="ro2">
          <table:table-cell/>
          <table:table-cell office:value-type="string">
            <text:p>Paralysing</text:p>
          </table:table-cell>
          <table:table-cell office:value-type="string">
            <text:p>ist Beobachter paralysierend? Paralysiert?</text:p>
          </table:table-cell>
          <table:table-cell office:value-type="string">
            <text:p>BzSG</text:p>
          </table:table-cell>
          <table:table-cell/>
          <table:table-cell office:value-type="string">
            <text:p>Zentral</text:p>
          </table:table-cell>
          <table:table-cell office:value-type="string">
            <text:p>Generierung</text:p>
          </table:table-cell>
          <table:table-cell office:value-type="string">
            <text:p>wird ziehender Stein vom König (in)direkt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Zentral</text:p>
          </table:table-cell>
          <table:table-cell office:value-type="string">
            <text:p>Validierung Beobachter</text:p>
          </table:table-cell>
          <table:table-cell office:value-type="string">
            <text:p>wird beobachtender Stein vom König (in)direkt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ortap</text:p>
          </table:table-cell>
          <table:table-cell office:value-type="string">
            <text:p>Generierung</text:p>
          </table:table-cell>
          <table:table-cell office:value-type="string">
            <text:p>wird schlag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ortap</text:p>
          </table:table-cell>
          <table:table-cell office:value-type="string">
            <text:p>Validierung Beobachter</text:p>
          </table:table-cell>
          <table:table-cell office:value-type="string">
            <text:p>wird beobacht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Mars</text:p>
          </table:table-cell>
          <table:table-cell office:value-type="string">
            <text:p>Validierung Beobachter</text:p>
          </table:table-cell>
          <table:table-cell office:value-type="string">
            <text:p>ist beobachtender Stein paralysiert?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atrouille</text:p>
          </table:table-cell>
          <table:table-cell office:value-type="string">
            <text:p>Generierung</text:p>
          </table:table-cell>
          <table:table-cell office:value-type="string">
            <text:p>wird schlag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Patrouille</text:p>
          </table:table-cell>
          <table:table-cell office:value-type="string">
            <text:p>Validierung Beobachter</text:p>
          </table:table-cell>
          <table:table-cell office:value-type="string">
            <text:p>wird beobachtend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Provocateurs</text:p>
          </table:table-cell>
          <table:table-cell office:value-type="string">
            <text:p>Generierung</text:p>
          </table:table-cell>
          <table:table-cell office:value-type="string">
            <text:p>wird schlagender Stein beobachte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Provocateurs</text:p>
          </table:table-cell>
          <table:table-cell office:value-type="string">
            <text:p>Validierung Beobachter</text:p>
          </table:table-cell>
          <table:table-cell office:value-type="string">
            <text:p>wird beobachtender Stein beobachte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uperGuards</text:p>
          </table:table-cell>
          <table:table-cell office:value-type="string">
            <text:p>Generierung</text:p>
          </table:table-cell>
          <table:table-cell office:value-type="string">
            <text:p>wird geschlagen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uperGuards</text:p>
          </table:table-cell>
          <table:table-cell office:value-type="string">
            <text:p>Validierung Beobachter</text:p>
          </table:table-cell>
          <table:table-cell office:value-type="string">
            <text:p>wird beobachteter Stein unterstützt?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hieldedKings</text:p>
          </table:table-cell>
          <table:table-cell office:value-type="string">
            <text:p>Validierung Beobachter</text:p>
          </table:table-cell>
          <table:table-cell office:value-type="string">
            <text:p>wird beobachteter König unterstützt?</text:p>
          </table:table-cell>
          <table:table-cell office:value-type="string">
            <text:p>nur Königskontakt</text:p>
          </table:table-cell>
        </table:table-row>
        <table:table-row table:style-name="ro1">
          <table:table-cell table:number-columns-repeated="5"/>
          <table:table-cell office:value-type="string">
            <text:p>+observati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+check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observation</text:p>
          </table:table-cell>
          <table:table-cell office:value-type="string">
            <text:p>Annan</text:p>
          </table:table-cell>
          <table:table-cell office:value-type="string">
            <text:p>hat der Beobachter dank Annan den richtigen Walk?</text:p>
          </table:table-cell>
          <table:table-cell office:value-type="string">
            <text:p>BZSG</text:p>
          </table:table-cell>
          <table:table-cell/>
          <table:table-cell office:value-type="string">
            <text:p>Supertransmuting Kings</text:p>
          </table:table-cell>
          <table:table-cell office:value-type="string">
            <text:p>Generierung</text:p>
          </table:table-cell>
          <table:table-cell office:value-type="string">
            <text:p>ist ziehender König beobachtet?</text:p>
          </table:table-cell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BackHome</text:p>
          </table:table-cell>
          <table:table-cell office:value-type="string">
            <text:p>geht Beobachtung nach Hause? existiert Zug nach Hause?</text:p>
          </table:table-cell>
          <table:table-cell office:value-type="string">
            <text:p>ZSG</text:p>
          </table:table-cell>
          <table:table-cell/>
          <table:table-cell office:value-type="string">
            <text:p>Transmuting Kings</text:p>
          </table:table-cell>
          <table:table-cell office:value-type="string">
            <text:p>Generierung</text:p>
          </table:table-cell>
          <table:table-cell office:value-type="string">
            <text:p>ist ziehender König beobachtet?</text:p>
          </table:table-cell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Beamten</text:p>
          </table:table-cell>
          <table:table-cell office:value-type="string">
            <text:p>ist Beobachter beamtet? observiert?</text:p>
          </table:table-cell>
          <table:table-cell office:value-type="string">
            <text:p>zSG</text:p>
          </table:table-cell>
          <table:table-cell/>
          <table:table-cell office:value-type="string">
            <text:p>Vaulting Kings</text:p>
          </table:table-cell>
          <table:table-cell office:value-type="string">
            <text:p>Generierung</text:p>
          </table:table-cell>
          <table:table-cell office:value-type="string">
            <text:p>ist ziehender König beobachtet?</text:p>
          </table:table-cell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BGL</text:p>
          </table:table-cell>
          <table:table-cell office:value-type="string">
            <text:p>stimmt Bilanz?</text:p>
          </table:table-cell>
          <table:table-cell office:value-type="string">
            <text:p>ZSG</text:p>
          </table:table-cell>
          <table:table-cell/>
          <table:table-cell office:value-type="string">
            <text:p>Magic Pieces</text:p>
          </table:table-cell>
          <table:table-cell office:value-type="string">
            <text:p>Bestimmung Views</text:p>
          </table:table-cell>
          <table:table-cell office:value-type="string">
            <text:p>welche Steine sind von Magiern beobachtet?</text:p>
          </table:table-cell>
          <table:table-cell office:value-type="string">
            <text:p>eval_fromspecificsquare</text:p>
          </table:table-cell>
        </table:table-row>
        <table:table-row table:style-name="ro2">
          <table:table-cell/>
          <table:table-cell office:value-type="string">
            <text:p>Central</text:p>
          </table:table-cell>
          <table:table-cell office:value-type="string">
            <text:p>ist Beobachter unterstützt?</text:p>
          </table:table-cell>
          <table:table-cell office:value-type="string">
            <text:p>zSG</text:p>
          </table:table-cell>
          <table:table-cell/>
          <table:table-cell office:value-type="string">
            <text:p>Friend</text:p>
          </table:table-cell>
          <table:table-cell office:value-type="string">
            <text:p>Generierung</text:p>
          </table:table-cell>
          <table:table-cell office:value-type="string">
            <text:p>von wem wird ein Friend unterstützt?</text:p>
          </table:table-cell>
          <table:table-cell/>
        </table:table-row>
        <table:table-row table:style-name="ro2">
          <table:table-cell/>
          <table:table-cell office:value-type="string">
            <text:p>Disparate</text:p>
          </table:table-cell>
          <table:table-cell office:value-type="string">
            <text:p>ist Beobachter dran?</text:p>
          </table:table-cell>
          <table:table-cell office:value-type="string">
            <text:p>zSG</text:p>
          </table:table-cell>
          <table:table-cell/>
          <table:table-cell office:value-type="string">
            <text:p>Friend</text:p>
          </table:table-cell>
          <table:table-cell office:value-type="string">
            <text:p>Validierung Beobachtung</text:p>
          </table:table-cell>
          <table:table-cell office:value-type="string">
            <text:p>wird Orphan von Stein bestimmter Gangart unterstützt?</text:p>
          </table:table-cell>
          <table:table-cell/>
        </table:table-row>
        <table:table-row table:style-name="ro2">
          <table:table-cell/>
          <table:table-cell office:value-type="string">
            <text:p>Geneva</text:p>
          </table:table-cell>
          <table:table-cell office:value-type="string">
            <text:p>ist Repulsfeld besetzt?</text:p>
          </table:table-cell>
          <table:table-cell office:value-type="string">
            <text:p>SG</text:p>
          </table:table-cell>
          <table:table-cell/>
          <table:table-cell office:value-type="string">
            <text:p>Orphan</text:p>
          </table:table-cell>
          <table:table-cell office:value-type="string">
            <text:p>Generierung</text:p>
          </table:table-cell>
          <table:table-cell office:value-type="string">
            <text:p>von wem wird ein Friend beobachtet?</text:p>
          </table:table-cell>
          <table:table-cell/>
        </table:table-row>
        <table:table-row table:style-name="ro2">
          <table:table-cell/>
          <table:table-cell office:value-type="string">
            <text:p>Immune</text:p>
          </table:table-cell>
          <table:table-cell office:value-type="string">
            <text:p>ist Observierter immun?</text:p>
          </table:table-cell>
          <table:table-cell office:value-type="string">
            <text:p>SG</text:p>
          </table:table-cell>
          <table:table-cell/>
          <table:table-cell office:value-type="string">
            <text:p>Orphan</text:p>
          </table:table-cell>
          <table:table-cell office:value-type="string">
            <text:p>Validierung Beobachtung</text:p>
          </table:table-cell>
          <table:table-cell office:value-type="string">
            <text:p>wird Freund von Stein bestimmter Gangart beobachtet?</text:p>
          </table:table-cell>
          <table:table-cell/>
        </table:table-row>
        <table:table-row table:style-name="ro2">
          <table:table-cell/>
          <table:table-cell office:value-type="string">
            <text:p>Isardam</text:p>
          </table:table-cell>
          <table:table-cell office:value-type="string">
            <text:p>Schlagzug: ohne illegale Beobachtung spielbar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ortap</text:p>
          </table:table-cell>
          <table:table-cell office:value-type="string">
            <text:p>ist Beobachter unterstütz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atrol</text:p>
          </table:table-cell>
          <table:table-cell office:value-type="string">
            <text:p>ist Beobachter unterstütz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vocateurs</text:p>
          </table:table-cell>
          <table:table-cell office:value-type="string">
            <text:p>ist Beobachter observier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hielded Kings</text:p>
          </table:table-cell>
          <table:table-cell office:value-type="string">
            <text:p>Beobachtung von König durch König? ist beobachteter König gedeckt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perGuards</text:p>
          </table:table-cell>
          <table:table-cell office:value-type="string">
            <text:p>ist Beobachteter gedeckt?</text:p>
          </table:table-cell>
          <table:table-cell office:value-type="string">
            <text:p>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ltramummer</text:p>
          </table:table-cell>
          <table:table-cell office:value-type="string">
            <text:p>ist Beobachtung m*al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(Bi)Woozles/Heffalumps</text:p>
          </table:table-cell>
          <table:table-cell office:value-type="string">
            <text:p>ist Beobachter beobachtet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ormHole</text:p>
          </table:table-cell>
          <table:table-cell office:value-type="string">
            <text:p>steht Beobachteter auf Wurmloch und ist keines frei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check</text:p>
          </table:table-cell>
          <table:table-cell office:value-type="string">
            <text:p>Annan</text:p>
          </table:table-cell>
          <table:table-cell office:value-type="string">
            <text:p>hat der Beobachter dank Annan den richtigen Walk?</text:p>
          </table:table-cell>
          <table:table-cell office:value-type="string">
            <text:p>BZSG</text:p>
          </table:table-cell>
          <table:table-cell/>
          <table:table-cell office:value-type="string">
            <text:p>Circe Assassin</text:p>
          </table:table-cell>
          <table:table-cell office:value-type="string">
            <text:p>Validierung Beobachter</text:p>
          </table:table-cell>
          <table:table-cell office:value-type="string">
            <text:p>kann Mörder geschlagen werden?</text:p>
          </table:table-cell>
          <table:table-cell/>
        </table:table-row>
        <table:table-row table:style-name="ro2">
          <table:table-cell/>
          <table:table-cell table:style-name="ce1" office:value-type="string">
            <text:p>Anticirce</text:p>
          </table:table-cell>
          <table:table-cell office:value-type="string">
            <text:p>Königsschlagzug: Repulsfeld leer? Cheylan ok? ist König weg?</text:p>
          </table:table-cell>
          <table:table-cell office:value-type="string">
            <text:p>ZSG</text:p>
          </table:table-cell>
          <table:table-cell/>
          <table:table-cell office:value-type="string">
            <text:p>is_in_check</text:p>
          </table:table-cell>
          <table:table-cell office:value-type="string">
            <text:p>Validierung Beobachter</text:p>
          </table:table-cell>
          <table:table-cell office:value-type="string">
            <text:p>ist Beobachtung des Königsfelds valid?</text:p>
          </table:table-cell>
          <table:table-cell/>
        </table:table-row>
        <table:table-row table:style-name="ro2">
          <table:table-cell/>
          <table:table-cell office:value-type="string">
            <text:p>Circe Rex incl.</text:p>
          </table:table-cell>
          <table:table-cell office:value-type="string">
            <text:p>Königsschlagzug: ist König we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Singlebox Typ 1</text:p>
          </table:table-cell>
          <table:table-cell office:value-type="string">
            <text:p>Königsschlagzug: UW-Stein in Box?</text:p>
          </table:table-cell>
          <table:table-cell office:value-type="string">
            <text:p>ZS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runner</text:p>
          </table:table-cell>
          <table:table-cell office:value-type="string">
            <text:p>kann die Seite im Schach hinterher auch den König schlagen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+ observ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is_square_observed</text:p>
          </table:table-cell>
          <table:table-cell office:value-type="string">
            <text:p>Phantom</text:p>
          </table:table-cell>
          <table:table-cell office:value-type="string">
            <text:p>Beobachtung nach Phantom-Wiedergeburt?</text:p>
          </table:table-cell>
          <table:table-cell office:value-type="string">
            <text:p>G</text:p>
          </table:table-cell>
          <table:table-cell/>
          <table:table-cell office:value-type="string">
            <text:p>Transmuting Kings</text:p>
          </table:table-cell>
          <table:table-cell office:value-type="string">
            <text:p>Validierung Beobachter</text:p>
          </table:table-cell>
          <table:table-cell/>
          <table:table-cell office:value-type="string">
            <text:p>rekursiv</text:p>
          </table:table-cell>
        </table:table-row>
        <table:table-row table:style-name="ro2">
          <table:table-cell/>
          <table:table-cell office:value-type="string">
            <text:p>Plus</text:p>
          </table:table-cell>
          <table:table-cell office:value-type="string">
            <text:p>Beobachtung nach Plus-Wiedergeburt?</text:p>
          </table:table-cell>
          <table:table-cell office:value-type="string">
            <text:p>G</text:p>
          </table:table-cell>
          <table:table-cell/>
          <table:table-cell office:value-type="string">
            <text:p>is_in_check</text:p>
          </table:table-cell>
          <table:table-cell office:value-type="string">
            <text:p>Schachdetektion</text:p>
          </table:table-cell>
          <table:table-cell office:value-type="string">
            <text:p>ist Königsfeld beobachtet?</text:p>
          </table:table-cell>
          <table:table-cell/>
        </table:table-row>
        <table:table-row table:style-name="ro1">
          <table:table-cell/>
          <table:table-cell office:value-type="string">
            <text:p>Mars</text:p>
          </table:table-cell>
          <table:table-cell office:value-type="string">
            <text:p>Beobachtung nach Mars-Wiedergeburt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nglebox Typ 3</text:p>
          </table:table-cell>
          <table:table-cell office:value-type="string">
            <text:p>Beobachtung nach einleitender Umwandlu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ing</text:p>
          </table:table-cell>
          <table:table-cell office:value-type="string">
            <text:p>Beobachtung durch K als 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ulting Kings</text:p>
          </table:table-cell>
          <table:table-cell office:value-type="string">
            <text:p>Beobachtung durch Vaul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nsmuting Kings</text:p>
          </table:table-cell>
          <table:table-cell office:value-type="string">
            <text:p>Beobachtung durch Transmu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pertransmuting Kings</text:p>
          </table:table-cell>
          <table:table-cell office:value-type="string">
            <text:p>Beobachtung durch Transmu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flective Kings</text:p>
          </table:table-cell>
          <table:table-cell office:value-type="string">
            <text:p>Beobachtung durch Transmuting King?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 table:number-rows-repeated="104850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.00.0000</text:date>, <text:time style:data-style-name="N2" text:time-value="0000-00-00T07:21: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7-28T12:29:30</meta:creation-date>
    <dc:date>2013-08-07T22:19:13</dc:date>
    <meta:editing-duration>P1DT3H27M27S</meta:editing-duration>
    <meta:editing-cycles>170</meta:editing-cycles>
    <meta:generator>LibreOffice/3.6$Linux_X86_64 LibreOffice_project/360m1$Build-304</meta:generator>
    <meta:document-statistic meta:table-count="1" meta:cell-count="248" meta:object-count="0"/>
  </office:meta>
</office:document-meta>
</file>